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400000161C8D9200D.png"/>
  <manifest:file-entry manifest:media-type="image/png" manifest:full-path="Pictures/10000000000002AE0000018D2A48ED9D.png"/>
  <manifest:file-entry manifest:media-type="image/png" manifest:full-path="Pictures/10000000000002910000012653DB1111.png"/>
  <manifest:file-entry manifest:media-type="image/png" manifest:full-path="Pictures/100000000000025F000000F18CAA44F0.png"/>
  <manifest:file-entry manifest:media-type="image/png" manifest:full-path="Pictures/100000000000023A0000013FEABDAF54.png"/>
  <manifest:file-entry manifest:media-type="image/png" manifest:full-path="Pictures/1000000000000212000002A0C7D0A3D5.png"/>
  <manifest:file-entry manifest:media-type="image/png" manifest:full-path="Pictures/100000000000022800000102B35980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4" text:anchor-type="paragraph" svg:width="16.06cm" svg:height="6.376cm" draw:z-index="3"><draw:image xlink:href="Pictures/100000000000025F000000F18CAA44F0.png" xlink:type="simple" xlink:show="embed" xlink:actuate="onLoad"/></draw:frame></text:p>
      <text:p text:style-name="Standard"><draw:frame draw:style-name="fr1" draw:name="graphics5" text:anchor-type="paragraph" svg:x="0.725cm" svg:y="1.561cm" svg:width="14.605cm" svg:height="6.826cm" draw:z-index="4"><draw:image xlink:href="Pictures/100000000000022800000102B3598010.png" xlink:type="simple" xlink:show="embed" xlink:actuate="onLoad"/></draw:frame><draw:frame draw:style-name="fr1" draw:name="graphics6" text:anchor-type="paragraph" svg:x="-0.418cm" svg:y="9.804cm" svg:width="17cm" svg:height="7.606cm" draw:z-index="5"><draw:image xlink:href="Pictures/10000000000002910000012653DB1111.png" xlink:type="simple" xlink:show="embed" xlink:actuate="onLoad"/></draw:frame></text:p>
      <text:p text:style-name="P1"><draw:frame draw:style-name="fr1" draw:name="graphics1" text:anchor-type="paragraph" svg:x="0cm" svg:y="-1.141cm" svg:width="17cm" svg:height="9.091cm" draw:z-index="0"><draw:image xlink:href="Pictures/100000000000029400000161C8D9200D.png" xlink:type="simple" xlink:show="embed" xlink:actuate="onLoad"/></draw:frame><draw:frame draw:style-name="fr1" draw:name="graphics2" text:anchor-type="paragraph" svg:x="1.295cm" svg:y="8.774cm" svg:width="14.183cm" svg:height="7.938cm" draw:z-index="1"><draw:image xlink:href="Pictures/100000000000023A0000013FEABDAF54.png" xlink:type="simple" xlink:show="embed" xlink:actuate="onLoad"/></draw:frame><draw:frame draw:style-name="fr1" draw:name="graphics3" text:anchor-type="paragraph" svg:x="0.194cm" svg:y="17.21cm" svg:width="17cm" svg:height="9.837cm" draw:z-index="2"><draw:image xlink:href="Pictures/10000000000002AE0000018D2A48ED9D.png" xlink:type="simple" xlink:show="embed" xlink:actuate="onLoad"/></draw:frame></text:p>
      <text:p text:style-name="P1"><draw:frame draw:style-name="fr2" draw:name="graphics7" text:anchor-type="paragraph" svg:width="14.023cm" svg:height="17.78cm" draw:z-index="6"><draw:image xlink:href="Pictures/1000000000000212000002A0C7D0A3D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Willink</meta:initial-creator>
    <meta:creation-date>2016-08-09T18:12:03.71</meta:creation-date>
    <meta:document-statistic meta:table-count="0" meta:image-count="7" meta:object-count="0" meta:page-count="3" meta:paragraph-count="0" meta:word-count="0" meta:character-count="0"/>
    <dc:date>2016-08-09T18:25:17.36</dc:date>
    <dc:creator>Edward Willink</dc:creator>
    <meta:editing-duration>PT13M14S</meta:editing-duration>
    <meta:editing-cycles>1</meta:editing-cycles>
    <meta:generator>OpenOffice/4.0.1$Win32 OpenOffice.org_project/401m5$Build-9714</meta:generator>
  </office:meta>
</office:document-meta>
</file>